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FPOP1-W9" svg:font-family="DFPOP1-W9" style:font-family-generic="system" style:font-pitch="fixed" svg:panose-1="2 1 6 9 1 1 1 1 1 1"/>
    <style:font-face style:name="Berlin Sans FB Demi" svg:font-family="Berlin Sans FB Demi" style:font-family-generic="swiss" style:font-pitch="variable" svg:panose-1="2 14 8 2 2 5 2 2 3 6"/>
    <style:font-face style:name="Bookman Old Style" svg:font-family="Bookman Old Style" style:font-family-generic="roman" style:font-pitch="variable" svg:panose-1="2 5 6 4 5 5 5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Publishwithline" style:master-page-name="MP0" style:family="paragraph">
      <style:paragraph-properties fo:break-before="page"/>
    </style:style>
    <style:style style:name="T2" style:parent-style-name="Шрифтнаабзацапоподразбиране" style:family="text">
      <style:text-properties style:font-name-asian="DFPOP1-W9" style:font-name-complex="Calibri" fo:font-size="22pt" style:font-size-asian="22pt"/>
    </style:style>
    <style:style style:name="T3" style:parent-style-name="Шрифтнаабзацапоподразбиране" style:family="text">
      <style:text-properties style:font-name="Berlin Sans FB Demi" style:font-name-asian="DFPOP1-W9" fo:font-size="22pt" style:font-size-asian="22pt"/>
    </style:style>
    <style:style style:name="T4" style:parent-style-name="Шрифтнаабзацапоподразбиране" style:family="text">
      <style:text-properties style:font-name-asian="DFPOP1-W9" style:font-name-complex="Calibri" fo:font-size="22pt" style:font-size-asian="22pt"/>
    </style:style>
    <style:style style:name="T5" style:parent-style-name="Шрифтнаабзацапоподразбиране" style:family="text">
      <style:text-properties style:font-name="Berlin Sans FB Demi" style:font-name-asian="DFPOP1-W9" fo:font-size="22pt" style:font-size-asian="22pt"/>
    </style:style>
    <style:style style:name="T6" style:parent-style-name="Шрифтнаабзацапоподразбиране" style:family="text">
      <style:text-properties style:font-name-asian="DFPOP1-W9" style:font-name-complex="Calibri" fo:font-size="22pt" style:font-size-asian="22pt"/>
    </style:style>
    <style:style style:name="T7" style:parent-style-name="Шрифтнаабзацапоподразбиране" style:family="text">
      <style:text-properties style:font-name="Berlin Sans FB Demi" style:font-name-asian="DFPOP1-W9" fo:font-size="22pt" style:font-size-asian="22pt"/>
    </style:style>
    <style:style style:name="T8" style:parent-style-name="Шрифтнаабзацапоподразбиране" style:family="text">
      <style:text-properties style:font-name="Bookman Old Style" fo:font-size="16pt" style:font-size-asian="16pt" style:font-size-complex="16pt"/>
    </style:style>
    <style:style style:name="T9" style:parent-style-name="Шрифтнаабзацапоподразбиране" style:family="text">
      <style:text-properties style:font-name="Bookman Old Style" fo:font-size="16pt" style:font-size-asian="16pt" style:font-size-complex="16pt" fo:language="en" fo:country="US"/>
    </style:style>
    <style:style style:name="T10" style:parent-style-name="Шрифтнаабзацапоподразбиране" style:family="text">
      <style:text-properties style:font-name="Bookman Old Style" fo:font-size="16pt" style:font-size-asian="16pt" style:font-size-complex="16pt"/>
    </style:style>
    <style:style style:name="T11" style:parent-style-name="Шрифтнаабзацапоподразбиране" style:family="text">
      <style:text-properties style:font-name="Bookman Old Style" fo:font-size="16pt" style:font-size-asian="16pt" style:font-size-complex="16pt"/>
    </style:style>
    <style:style style:name="P12" style:parent-style-name="Нормален" style:family="paragraph">
      <style:text-properties style:font-name="Bookman Old Style" fo:font-size="16pt" style:font-size-asian="16pt" style:font-size-complex="16pt"/>
    </style:style>
    <style:style style:name="P13" style:parent-style-name="Нормален" style:family="paragraph">
      <style:text-properties style:font-name="Bookman Old Style" fo:font-size="16pt" style:font-size-asian="16pt" style:font-size-complex="16pt"/>
    </style:style>
    <style:style style:name="P14" style:parent-style-name="Нормален" style:family="paragraph">
      <style:text-properties style:font-name="Bookman Old Style" fo:font-size="16pt" style:font-size-asian="16pt" style:font-size-complex="16pt"/>
    </style:style>
    <style:style style:name="P15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16" style:parent-style-name="Списъкнаабзаци" style:family="paragraph">
      <style:paragraph-properties fo:margin-top="0.0694in" fo:margin-bottom="0.0694in"/>
    </style:style>
    <style:style style:name="T17" style:parent-style-name="Шрифтнаабзацапоподразбиране" style:family="text">
      <style:text-properties style:font-name="Bookman Old Style" style:font-weight-complex="bold" fo:font-size="16pt" style:font-size-asian="16pt" style:font-size-complex="16pt"/>
    </style:style>
    <style:style style:name="T18" style:parent-style-name="Шрифтнаабзацапоподразбиране" style:family="text">
      <style:text-properties style:font-name="Bookman Old Style" fo:font-size="16pt" style:font-size-asian="16pt" style:font-size-complex="16pt"/>
    </style:style>
    <style:style style:name="T19" style:parent-style-name="Шрифтнаабзацапоподразбиране" style:family="text">
      <style:text-properties style:font-name="Bookman Old Style" style:font-weight-complex="bold" fo:font-size="16pt" style:font-size-asian="16pt" style:font-size-complex="16pt"/>
    </style:style>
    <style:style style:name="T20" style:parent-style-name="Шрифтнаабзацапоподразбиране" style:family="text">
      <style:text-properties style:font-name="Bookman Old Style" fo:font-size="16pt" style:font-size-asian="16pt" style:font-size-complex="16pt"/>
    </style:style>
    <style:style style:name="P21" style:parent-style-name="Списъкнаабзаци" style:family="paragraph"/>
    <style:style style:name="T22" style:parent-style-name="_3oh-" style:family="text">
      <style:text-properties style:font-name="Bookman Old Style" fo:font-size="16pt" style:font-size-asian="16pt" style:font-size-complex="16pt"/>
    </style:style>
    <style:style style:name="T23" style:parent-style-name="_3oh-" style:family="text">
      <style:text-properties style:font-name="Bookman Old Style" fo:font-size="16pt" style:font-size-asian="16pt" style:font-size-complex="16pt" fo:language="en" fo:country="US"/>
    </style:style>
    <style:style style:name="P24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25" style:parent-style-name="Списъкнаабзаци" style:family="paragraph">
      <style:paragraph-properties fo:margin-top="0.0694in" fo:margin-bottom="0.0694in"/>
    </style:style>
    <style:style style:name="T26" style:parent-style-name="Шрифтнаабзацапоподразбиране" style:family="text">
      <style:text-properties style:font-name="Bookman Old Style" style:letter-kerning="true" fo:font-size="16pt" style:font-size-asian="16pt" style:font-size-complex="16pt" fo:language="en"/>
    </style:style>
    <style:style style:name="T27" style:parent-style-name="_3oh-" style:family="text">
      <style:text-properties style:font-name="Bookman Old Style" fo:font-size="16pt" style:font-size-asian="16pt" style:font-size-complex="16pt"/>
    </style:style>
    <style:style style:name="P28" style:parent-style-name="Нормален" style:family="paragraph">
      <style:paragraph-properties fo:margin-top="0.0694in" fo:margin-bottom="0.0694in"/>
    </style:style>
    <style:style style:name="T29" style:parent-style-name="_3oh-" style:family="text">
      <style:text-properties style:font-name="Bookman Old Style" style:font-weight-complex="bold" style:letter-kerning="true" fo:font-size="16pt" style:font-size-asian="16pt" style:font-size-complex="16pt"/>
    </style:style>
    <style:style style:name="T30" style:parent-style-name="_3oh-" style:family="text">
      <style:text-properties style:font-name="Bookman Old Style" style:font-weight-complex="bold" style:letter-kerning="true" fo:font-size="16pt" style:font-size-asian="16pt" style:font-size-complex="16pt"/>
    </style:style>
    <style:style style:name="P31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32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33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34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35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36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37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38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39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40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41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42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43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44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45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46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47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48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49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50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51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52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53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54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55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56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57" style:parent-style-name="Списъкнаабзаци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  <style:style style:name="P58" style:parent-style-name="Нормален" style:family="paragraph">
      <style:paragraph-properties fo:margin-top="0.0694in" fo:margin-bottom="0.0694in"/>
      <style:text-properties style:font-name="Bookman Old Style" style:font-weight-complex="bold" style:letter-kerning="true" fo:font-size="16pt" style:font-size-asian="16pt" style:font-size-complex="16pt" fo:language="en"/>
    </style:style>
  </office:automatic-styles>
  <office:body>
    <office:text text:use-soft-page-breaks="true">
      <text:p text:style-name="P1"><text:span text:style-name="T2">Какво</text:span><text:span text:style-name="T3"><text:s/></text:span><text:span text:style-name="T4">е</text:span><text:span text:style-name="T5"><text:s/></text:span><text:span text:style-name="T6">програмирането</text:span><text:span text:style-name="T7">?</text:span></text:p>
      <text:p text:style-name="underline"/>
      <text:p text:style-name="PadderBetweenControlandBody"/>
      <text:p text:style-name="Нормален"><text:span text:style-name="T8">В<text:s/></text:span><text:span text:style-name="T9">IT-</text:span><text:span text:style-name="T10">сферата всичко се променя постоянно, през месец-два правят ъпдейти, а и технологията толкова се е развила до сега, че никой не може да покрие цялата<text:s/></text:span><text:span text:style-name="T11">материя….за това казваме, че тази тема на практика няма край.</text:span></text:p>
      <text:p text:style-name="P12">Програмирането всъщност е процес, при който човек описва начина на работа на дадено нещо. С помощта на алгоритми и езици за програмиране, ние описваме начина, по който ще работи самата програма.</text:p>
      <text:p text:style-name="P13">А алгоритъмът е система от команди, задаваща елементарни действия и ред на изпълнение, за да се получи определен резултат.</text:p>
      <text:p text:style-name="P14">В този сайт няма как да успеем да покрием всички програмни езици, но сме се опитали, поне за най-използваните в днешно време езици,<text:s/>да Ви предложим основата, синтаксиса и ползите на дадения език. За по-голямо удобство сме ги разделили в следните категории :</text:p>
      <text:list text:style-name="LFO1" text:continue-numbering="true">
        <text:list-item>
          <text:p text:style-name="P15">Assembly language</text:p>
        </text:list-item>
        <text:list-item>
          <text:p text:style-name="P16"><text:span text:style-name="T17">Object-oriented programming</text:span><text:span text:style-name="T18"><text:s/>(</text:span><text:span text:style-name="T19">OOP</text:span><text:span text:style-name="T20">)</text:span></text:p>
        </text:list-item>
        <text:list-item>
          <text:p text:style-name="P21"><text:span text:style-name="T22"><text:s/></text:span><text:span text:style-name="T23">Web</text:span></text:p>
          <text:list text:continue-numbering="true">
            <text:list-item>
              <text:p text:style-name="P24">Web development</text:p>
            </text:list-item>
            <text:list-item>
              <text:p text:style-name="P25"><text:span text:style-name="T26">Web d</text:span><text:span text:style-name="T27">esign</text:span></text:p>
            </text:list-item>
          </text:list>
        </text:list-item>
      </text:list>
      <text:p text:style-name="P28"><text:span text:style-name="T29">В сайта ще се опитаме да обясним колкото се<text:s/></text:span><text:span text:style-name="T30">може по-леко и приятно начина на работа на всеки от езиците както и да кажем за какво се използва най-често. Изброените по-долу програмни езици са описани в другата част на сайта. Приятно учене!</text:span></text:p>
      <text:list text:style-name="LFO2" text:continue-numbering="true">
        <text:list-item>
          <text:p text:style-name="P31">HTML &amp; CSS</text:p>
        </text:list-item>
        <text:list-item>
          <text:p text:style-name="P32">Java Script</text:p>
        </text:list-item>
        <text:list-item>
          <text:p text:style-name="P33">PHP</text:p>
        </text:list-item>
        <text:list-item>
          <text:p text:style-name="P34">Python</text:p>
        </text:list-item>
        <text:list-item>
          <text:p text:style-name="P35">Perl</text:p>
        </text:list-item>
        <text:list-item>
          <text:p text:style-name="P36">Ruby</text:p>
        </text:list-item>
        <text:list-item>
          <text:p text:style-name="P37">Swift</text:p>
        </text:list-item>
        <text:list-item>
          <text:p text:style-name="P38">C#</text:p>
        </text:list-item>
        <text:list-item>
          <text:p text:style-name="P39">Go</text:p>
        </text:list-item>
        <text:list-item>
          <text:p text:style-name="P40">Java</text:p>
        </text:list-item>
        <text:list-item>
          <text:p text:style-name="P41">SQL</text:p>
        </text:list-item>
        <text:list-item>
          <text:p text:style-name="P42">C</text:p>
        </text:list-item>
        <text:list-item>
          <text:p text:style-name="P43">D</text:p>
        </text:list-item>
        <text:list-item>
          <text:p text:style-name="P44">LOLCODE</text:p>
        </text:list-item>
        <text:list-item>
          <text:p text:style-name="P45">Rust</text:p>
        </text:list-item>
        <text:list-item>
          <text:p text:style-name="P46">C++</text:p>
        </text:list-item>
        <text:list-item>
          <text:p text:style-name="P47">Clojue</text:p>
        </text:list-item>
        <text:list-item>
          <text:p text:style-name="P48">Scala</text:p>
        </text:list-item>
        <text:list-item>
          <text:p text:style-name="P49">Fortan</text:p>
        </text:list-item>
        <text:list-item>
          <text:p text:style-name="P50">B</text:p>
        </text:list-item>
        <text:list-item>
          <text:p text:style-name="P51">Racker</text:p>
        </text:list-item>
        <text:list-item>
          <text:p text:style-name="P52">Brainfuck</text:p>
        </text:list-item>
        <text:list-item>
          <text:p text:style-name="P53">X86 ASM</text:p>
        </text:list-item>
        <text:list-item>
          <text:p text:style-name="P54">COBOL</text:p>
        </text:list-item>
        <text:list-item>
          <text:p text:style-name="P55">BCPL</text:p>
        </text:list-item>
        <text:list-item>
          <text:p text:style-name="P56">Scheme</text:p>
        </text:list-item>
        <text:list-item>
          <text:p text:style-name="P57">Haskell</text:p>
        </text:list-item>
      </text:list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FPOP1-W9" svg:font-family="DFPOP1-W9" style:font-family-generic="system" style:font-pitch="fixed" svg:panose-1="2 1 6 9 1 1 1 1 1 1"/>
    <style:font-face style:name="Berlin Sans FB Demi" svg:font-family="Berlin Sans FB Demi" style:font-family-generic="swiss" style:font-pitch="variable" svg:panose-1="2 14 8 2 2 5 2 2 3 6"/>
    <style:font-face style:name="Bookman Old Style" svg:font-family="Bookman Old Style" style:font-family-generic="roman" style:font-pitch="variable" svg:panose-1="2 5 6 4 5 5 5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bg" fo:country="BG" style:language-asian="bg" style:country-asian="BG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next-style-name="Нормален" style:default-outline-level="1">
      <style:paragraph-properties fo:margin-top="0.1388in" fo:margin-bottom="0in"/>
      <style:text-properties fo:font-weight="bold" style:font-weight-asian="bold" style:font-weight-complex="bold" fo:color="#323E4F" fo:font-size="15pt" style:font-size-asian="15pt" style:font-size-complex="18pt" fo:hyphenate="false"/>
    </style:style>
    <style:style style:name="Заглавие2" style:display-name="Заглавие 2" style:family="paragraph" style:parent-style-name="Нормален" style:next-style-name="Нормален" style:default-outline-level="2">
      <style:paragraph-properties fo:margin-top="0.1388in" fo:margin-bottom="0in"/>
      <style:text-properties fo:font-weight="bold" style:font-weight-asian="bold" style:font-weight-complex="bold" fo:color="#323E4F" fo:font-size="13pt" style:font-size-asian="13pt" style:font-size-complex="16pt" fo:hyphenate="false"/>
    </style:style>
    <style:style style:name="Заглавие3" style:display-name="Заглавие 3" style:family="paragraph" style:parent-style-name="Нормален" style:next-style-name="Нормален" style:default-outline-level="3">
      <style:paragraph-properties fo:margin-top="0.1388in" fo:margin-bottom="0in"/>
      <style:text-properties fo:font-weight="bold" style:font-weight-asian="bold" style:font-weight-complex="bold" fo:color="#323E4F" style:font-size-complex="14pt" fo:hyphenate="false"/>
    </style:style>
    <style:style style:name="Заглавие4" style:display-name="Заглавие 4" style:family="paragraph" style:parent-style-name="Нормален" style:next-style-name="Нормален" style:default-outline-level="4">
      <style:paragraph-properties fo:margin-top="0.1388in" fo:margin-bottom="0in"/>
      <style:text-properties fo:color="#323E4F" style:font-size-complex="14pt" fo:hyphenate="false"/>
    </style:style>
    <style:style style:name="Заглавие5" style:display-name="Заглавие 5" style:family="paragraph" style:parent-style-name="Нормален" style:next-style-name="Нормален" style:default-outline-level="5">
      <style:paragraph-properties fo:margin-top="0.1388in" fo:margin-bottom="0in"/>
      <style:text-properties fo:font-style="italic" style:font-style-asian="italic" style:font-style-complex="italic" fo:color="#323E4F" style:font-size-complex="14pt" fo:hyphenate="false"/>
    </style:style>
    <style:style style:name="Заглавие6" style:display-name="Заглавие 6" style:family="paragraph" style:parent-style-name="Нормален" style:next-style-name="Нормален" style:default-outline-level="6">
      <style:paragraph-properties fo:margin-top="0.1388in" fo:margin-bottom="0in"/>
      <style:text-properties fo:font-weight="bold" style:font-weight-asian="bold" style:font-weight-complex="bold" fo:color="#323E4F" fo:font-size="10pt" style:font-size-asian="10pt" style:font-size-complex="13pt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Publishwithline" style:display-name="Publish with line" style:family="paragraph">
      <style:paragraph-properties fo:margin-bottom="0in"/>
      <style:text-properties fo:font-weight="bold" style:font-weight-asian="bold" style:font-weight-complex="bold" fo:color="#262626" fo:font-size="16pt" style:font-size-asian="16pt" style:font-size-complex="19pt" fo:hyphenate="false"/>
    </style:style>
    <style:style style:name="PublishStatus" style:display-name="Publish Status" style:family="paragraph" style:parent-style-name="Нормален">
      <style:paragraph-properties fo:border-top="0.0138in solid #E1E1E1" fo:border-left="0.0138in solid #F0F0F0" fo:border-bottom="0.0138in solid #E1E1E1" fo:border-right="0.0138in solid #F0F0F0" fo:padding-top="0.0138in" fo:padding-left="0.0277in" fo:padding-bottom="0.0138in" fo:padding-right="0.0277in" style:shadow="none" fo:margin-top="0.0694in" fo:margin-bottom="0.0694in" fo:background-color="#F0F0F0"/>
      <style:text-properties style:font-name="Segoe UI" fo:color="#444444" fo:font-size="9pt" style:font-size-asian="9pt" style:font-size-complex="13pt" fo:hyphenate="false"/>
    </style:style>
    <style:style style:name="PublishStatus_Accessible" style:display-name="PublishStatus_Accessible" style:family="paragraph" style:parent-style-name="Нормален">
      <style:paragraph-properties fo:border="0.0069in solid #444444" fo:padding-top="0.0138in" fo:padding-left="0.0555in" fo:padding-bottom="0.0138in" fo:padding-right="0.0555in" style:shadow="none" fo:margin-top="0.0694in" fo:margin-bottom="0.0694in"/>
      <style:text-properties fo:font-size="9pt" style:font-size-asian="9pt" style:font-size-complex="13pt" fo:hyphenate="false"/>
    </style:style>
    <style:style style:name="Текствконтейнер" style:display-name="Текст в контейнер" style:family="text" style:parent-style-name="Шрифтнаабзацапоподразбиране">
      <style:text-properties fo:color="#808080"/>
    </style:style>
    <style:style style:name="Account" style:display-name="Account" style:family="paragraph">
      <style:paragraph-properties fo:margin-bottom="0in">
        <style:tab-stops>
          <style:tab-stop style:type="left" style:position="0.05in"/>
          <style:tab-stop style:type="left" style:position="0.8798in"/>
        </style:tab-stops>
      </style:paragraph-properties>
      <style:text-properties style:font-name="Segoe UI" style:font-name-asian="Segoe UI" style:font-name-complex="Segoe UI" fo:color="#666666" fo:font-size="9pt" style:font-size-asian="9pt" style:font-size-complex="12pt" fo:hyphenate="false"/>
    </style:style>
    <style:style style:name="Categories" style:display-name="Categories" style:family="paragraph" style:parent-style-name="Account">
      <style:text-properties fo:hyphenate="false"/>
    </style:style>
    <style:style style:name="Списъкнаабзаци" style:display-name="Списък на абзаци" style:family="paragraph" style:parent-style-name="Нормален">
      <style:paragraph-properties fo:margin-left="0.5in">
        <style:tab-stops/>
      </style:paragraph-properties>
      <style:text-properties fo:hyphenate="false"/>
    </style:style>
    <style:style style:name="PadderBetweenTitleandProperties" style:display-name="Padder Between Title and Properties" style:family="paragraph" style:parent-style-name="Нормален">
      <style:paragraph-properties fo:margin-bottom="0.0138in"/>
      <style:text-properties fo:font-size="1pt" style:font-size-asian="1pt" style:font-size-complex="1pt" fo:hyphenate="false"/>
    </style:style>
    <style:style style:name="PadderBetweenControlandBody" style:display-name="Padder Between Control and Body" style:family="paragraph" style:parent-style-name="Нормален" style:next-style-name="Нормален">
      <style:paragraph-properties fo:margin-bottom="0.0833in"/>
      <style:text-properties fo:font-size="1pt" style:font-size-asian="1pt" style:font-size-complex="1pt" fo:hyphenate="false"/>
    </style:style>
    <style:style style:name="Акцентиран" style:display-name="Акцентиран" style:family="text" style:parent-style-name="Шрифтнаабзацапоподразбиране">
      <style:text-properties fo:font-style="italic" style:font-style-asian="italic" style:font-style-complex="italic"/>
    </style:style>
    <style:style style:name="Строг" style:display-name="Строг" style:family="text" style:parent-style-name="Шрифтнаабзацапоподразбиране">
      <style:text-properties fo:font-weight="bold" style:font-weight-asian="bold" style:font-weight-complex="bold"/>
    </style:style>
    <style:style style:name="underline" style:display-name="underline" style:family="paragraph">
      <style:paragraph-properties fo:border-top="none" fo:border-left="none" fo:border-bottom="0.0138in solid #C6C6C6" fo:border-right="none" fo:padding-top="0in" fo:padding-left="0in" fo:padding-bottom="0.0277in" fo:padding-right="0in" style:shadow="none" fo:margin-bottom="0in"/>
      <style:text-properties fo:font-size="1pt" style:font-size-asian="1pt" style:font-size-complex="1pt" fo:hyphenate="false"/>
    </style:style>
    <style:style style:name="Цитат" style:display-name="Цитат" style:family="paragraph" style:parent-style-name="Нормален" style:next-style-name="Нормален">
      <style:paragraph-properties fo:margin-left="0.5in" fo:margin-right="0.5in">
        <style:tab-stops/>
      </style:paragraph-properties>
      <style:text-properties fo:color="#000000" fo:hyphenate="false"/>
    </style:style>
    <style:style style:name="Нормаленуеб" style:display-name="Нормален (уеб)" style:family="paragraph" style:parent-style-name="Нормален">
      <style:text-properties fo:hyphenate="false"/>
    </style:style>
    <style:style style:name="_3oh-" style:display-name="_3oh-" style:family="text" style:parent-style-name="Шрифтнаабзацапоподразбиране"/>
    <style:style style:name="Заглавие1Знак" style:display-name="Заглавие 1 Знак" style:family="text" style:parent-style-name="Шрифтнаабзацапоподразбиране">
      <style:text-properties style:font-name="Calibri" style:font-name-asian="Times New Roman" style:font-name-complex="Times New Roman" fo:font-weight="bold" style:font-weight-asian="bold" style:font-weight-complex="bold" fo:color="#323E4F" fo:font-size="15pt" style:font-size-asian="15pt" style:font-size-complex="1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Mihaela;)</meta:initial-creator>
    <dc:creator>Mihaela ;)</dc:creator>
    <meta:creation-date>2017-02-13T14:17:00Z</meta:creation-date>
    <dc:date>2017-04-01T06:35:00Z</dc:date>
    <meta:template xlink:href="Публикация%20в%20блог" xlink:type="simple"/>
    <meta:editing-cycles>2</meta:editing-cycles>
    <meta:editing-duration>PT7560S</meta:editing-duration>
    <meta:user-defined meta:name="_TemplateID">TC028435959991</meta:user-defined>
    <meta:document-statistic meta:page-count="2" meta:paragraph-count="2" meta:word-count="194" meta:character-count="1299" meta:row-count="9" meta:non-whitespace-character-count="1107"/>
  </office:meta>
</office:document-meta>
</file>